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8.153cm" fo:margin-left="0cm" fo:margin-right="0.998cm" table:align="margins" style:may-break-between-rows="false"/>
    </style:style>
    <style:style style:name="Table2.A" style:family="table-column">
      <style:table-column-properties style:column-width="7.096cm" style:rel-column-width="57041*"/>
    </style:style>
    <style:style style:name="Table2.B" style:family="table-column">
      <style:table-column-properties style:column-width="1.057cm" style:rel-column-width="8494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0cb87f3" fo:background-color="transparent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avec_5f_Num_5f_Question" style:list-style-name="_5f_Numérotation_20_des_20_exercices"/>
    <style:style style:name="P108" style:family="paragraph" style:parent-style-name="_5f_Premier_5f_Titre_5f_Exercices_5f_avec_5f_Num_5f_Exo_5f_sans_5f_Titre" style:list-style-name="_5f_Numérotation_20_des_20_exercices" style:master-page-name="_33__5f_3_5f_SERIE_5f_G_5f_GAUCHE_5f_ET_5f_DROITE_5f_2COL">
      <style:paragraph-properties style:page-number="226" fo:break-before="auto" fo:break-after="auto"/>
    </style:style>
    <style:style style:name="P109" style:family="paragraph" style:parent-style-name="_5f_Titre_5f_Exercices_5f_avec_5f_Titre" style:list-style-name="_5f_Numérotation_20_des_20_exercices"/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indent="0cm" style:writing-mode="lr-tb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4" fo:font-size="1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9211e" loext:opacity="100%" style:text-outline="false" style:text-line-through-style="none" style:text-line-through-type="none" style:font-name="Bitstream Vera Sans4" fo:font-size="1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3" style:family="paragraph">
      <loext:graphic-properties draw:fill="solid" draw:fill-color="#7fb241"/>
    </style:style>
    <style:style style:name="P134" style:family="paragraph">
      <loext:graphic-properties draw:fill="solid" draw:fill-color="#1ca2b8"/>
    </style:style>
    <style:style style:name="P1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indent="0cm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P1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42" style:family="paragraph">
      <loext:graphic-properties draw:fill="none"/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1" fo:font-size="16pt" fo:font-weight="bold" officeooo:rsid="01a13e78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5d2d1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9e3fdd"/>
    </style:style>
    <style:style style:name="T150" style:family="text">
      <style:text-properties officeooo:rsid="00b6801f"/>
    </style:style>
    <style:style style:name="T151" style:family="text">
      <style:text-properties officeooo:rsid="00a4cf55"/>
    </style:style>
    <style:style style:name="T152" style:family="text">
      <style:text-properties officeooo:rsid="0315af39"/>
    </style:style>
    <style:style style:name="T153" style:family="text">
      <style:text-properties officeooo:rsid="0334a5be"/>
    </style:style>
    <style:style style:name="T154" style:family="text">
      <style:text-properties officeooo:rsid="005a3fa8"/>
    </style:style>
    <style:style style:name="T155" style:family="text">
      <style:text-properties officeooo:rsid="00415f3a"/>
    </style:style>
    <style:style style:name="T156" style:family="text">
      <style:text-properties officeooo:rsid="00386ebd"/>
    </style:style>
    <style:style style:name="T157" style:family="text">
      <style:text-properties officeooo:rsid="008d016c"/>
    </style:style>
    <style:style style:name="T158" style:family="text">
      <style:text-properties officeooo:rsid="01fe03f2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1f8729d"/>
    </style:style>
    <style:style style:name="T162" style:family="text">
      <style:text-properties officeooo:rsid="01b6dc57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0d22f82"/>
    </style:style>
    <style:style style:name="T181" style:family="text">
      <style:text-properties fo:color="#000000" loext:opacity="100%" style:font-name="Bitstream Vera Sans1" fo:font-size="10pt" fo:language="fr" fo:country="FR" officeooo:rsid="00d22f8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/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49cm" svg:stroke-color="#ff3333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3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1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8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249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249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66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661cm" fo:min-width="0.36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4cm" fo:min-width="0.3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4cm" fo:min-width="0.30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92cm" fo:min-width="0.3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28cm" svg:stroke-color="#ff33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19cm" svg:stroke-color="#ff333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ff3333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3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6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6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solid" svg:stroke-width="0.019cm" svg:stroke-color="#3333ff" draw:marker-start="" draw:marker-start-width="0.199cm" draw:marker-start-center="false" draw:marker-end="" draw:marker-end-width="0.199cm" draw:marker-end-center="false" svg:stroke-linecap="squar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6cm" svg:stroke-color="#3333ff" draw:marker-start="" draw:marker-start-width="0.199cm" draw:marker-start-center="false" draw:marker-end="" draw:marker-end-width="0.199cm" draw:marker-end-center="false" draw:fill="solid" draw:fill-color="#0000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none" draw:fill-color="#729fcf" draw:textarea-horizontal-align="justify" draw:textarea-vertical-align="middle" draw:auto-grow-height="false" fo:min-height="0.36cm" fo:min-width="0.381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2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5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5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7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4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4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36cm" fo:min-width="0.36cm" fo:padding-top="0.025cm" fo:padding-bottom="0.025cm" fo:padding-left="0.025cm" fo:padding-right="0.025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4" draw:style-name="gr74" draw:text-style-name="P141" svg:width="3.918cm" svg:height="1.031cm" draw:transform="rotate (0.0876155284501153) translate (0.137583333333333cm 0.342194444444444cm)">
        <draw:text-box>
          <text:p text:style-name="P119"><text:span text:style-name="T191">Fiche supplémentaire</text:span></text:p>
        </draw:text-box>
      </draw:frame>
      <draw:frame text:anchor-type="page" text:anchor-page-number="1" draw:z-index="2" draw:name="Shape8_0" draw:style-name="gr76" draw:text-style-name="P132" svg:width="2.703cm" svg:height="0.715cm" draw:transform="rotate (0.0872664625997165) translate (1.32644444444444cm 1.21884722222222cm)">
        <draw:text-box>
          <text:p text:style-name="P119"><text:span text:style-name="T189">Série 3</text:span></text:p>
        </draw:text-box>
      </draw:frame>
      <draw:path text:anchor-type="page" text:anchor-page-number="1" draw:z-index="1" draw:name="Shape7_1" draw:style-name="gr77" draw:text-style-name="P134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78" draw:text-style-name="P119" svg:x1="14.695cm" svg:y1="1.36cm" svg:x2="21.996cm" svg:y2="1.36cm">
        <text:p/>
      </draw:line>
      <text:list xml:id="list3758776862" text:style-name="_5f_Numérotation_20_des_20_exercices">
        <text:list-item text:start-value="1">
          <text:h text:style-name="P108" text:outline-level="1" text:restart-numbering="true" text:start-value="1"><text:span text:style-name="_5f_Caractères">Réalise la figure.</text:span></text:h>
          <text:list>
            <text:list-item text:start-value="1">
              <text:p text:style-name="P107"><text:span text:style-name="_5f_Caractères">Trace un segment [AB] de 4 cm et place le point C milieu de [AB]. </text:span></text:p>
            </text:list-item>
            <text:list-item>
              <text:p text:style-name="P107"><text:span text:style-name="_5f_Caractères">Place D pour que B soit le milieu de [AD].</text:span></text:p>
            </text:list-item>
            <text:list-item>
              <text:p text:style-name="P107"><text:span text:style-name="_5f_Caractères">Place le point K milieu de [BD].</text:span></text:p>
            </text:list-item>
            <text:list-item>
              <text:p text:style-name="P107"><text:span text:style-name="_5f_Caractères">Code les segments dont la longueur vaut 2 cm.</text:span></text:p>
            </text:list-item>
            <text:list-item>
              <text:p text:style-name="P107"><text:span text:style-name="_5f_Caractères">Trace un demi-cercle de diamètre [AK].<text:line-break/>Que représente le centre de ce demi-cercle ?</text:span></text:p>
            </text:list-item>
          </text:list>
        </text:list-item>
      </text:list>
      <text:p text:style-name="P101"><draw:g text:anchor-type="paragraph" draw:z-index="196" draw:name="Forme1" draw:style-name="gr1"><draw:g draw:name="OOoTep_1" draw:style-name="gr3"><svg:desc>@options;@figure;  A = point( -7.47 , -0.17 )  { i };  cerayA12 = cerclerayon( A , 12 )  { rouge , i };  cerayR18 = cerclerayon( R1 , 8 )  { rouge , i };  cerayP4 = cerclerayon( P , 4 )  { rouge };
</svg:desc><draw:g draw:style-name="gr3"><draw:line draw:style-name="gr42" draw:text-style-name="P125" svg:x1="0.001cm" svg:y1="3.594cm" svg:x2="0.201cm" svg:y2="3.794cm"><text:p/></draw:line><draw:line draw:style-name="gr42" draw:text-style-name="P125" svg:x1="0.001cm" svg:y1="3.794cm" svg:x2="0.201cm" svg:y2="3.594cm"><text:p/></draw:line></draw:g><draw:frame draw:style-name="gr43" draw:text-style-name="P126" svg:width="0.722cm" svg:height="0.625cm" svg:x="0.102cm" svg:y="3.695cm"><draw:text-box><text:p text:style-name="P112"><text:span text:style-name="T187">A</text:span></text:p></draw:text-box></draw:frame><draw:frame draw:name="DescriptionOOoTep_0" draw:style-name="gr44" draw:text-style-name="P127" svg:width="0.004cm" svg:height="0.004cm" svg:x="0cm" svg:y="3.595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/draw:g><draw:line draw:style-name="gr45" draw:text-style-name="P117" svg:x1="0.114cm" svg:y1="3.707cm" svg:x2="4.114cm" svg:y2="3.707cm"><text:p/></draw:line><draw:g draw:style-name="gr3"><draw:line draw:style-name="gr46" draw:text-style-name="P128" svg:x1="4.036cm" svg:y1="3.594cm" svg:x2="4.236cm" svg:y2="3.794cm"><text:p/></draw:line><draw:line draw:style-name="gr46" draw:text-style-name="P128" svg:x1="4.036cm" svg:y1="3.794cm" svg:x2="4.236cm" svg:y2="3.594cm"><text:p/></draw:line></draw:g><draw:frame draw:style-name="gr47" draw:text-style-name="P129" svg:width="0.726cm" svg:height="0.625cm" svg:x="4.041cm" svg:y="3.595cm"><draw:text-box><text:p text:style-name="P112"><text:span text:style-name="T188">B</text:span></text:p></draw:text-box></draw:frame><draw:frame draw:name="DescriptionOOoTep_1" draw:style-name="gr48" draw:text-style-name="P130" svg:width="0.004cm" svg:height="0.004cm" svg:x="4.036cm" svg:y="3.595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draw:g draw:style-name="gr3"><draw:line draw:style-name="gr46" draw:text-style-name="P128" svg:x1="2.014cm" svg:y1="3.61cm" svg:x2="2.202cm" svg:y2="3.794cm"><text:p/></draw:line><draw:line draw:style-name="gr46" draw:text-style-name="P128" svg:x1="2.014cm" svg:y1="3.794cm" svg:x2="2.202cm" svg:y2="3.61cm"><text:p/></draw:line></draw:g><draw:frame draw:style-name="gr49" draw:text-style-name="P129" svg:width="0.733cm" svg:height="0.625cm" svg:x="1.886cm" svg:y="3.694cm"><draw:text-box><text:p text:style-name="P112"><text:span text:style-name="T188">C</text:span></text:p></draw:text-box></draw:frame><draw:frame draw:name="DescriptionOOoTep_2" draw:style-name="gr44" draw:text-style-name="P130" svg:width="0.006cm" svg:height="0.004cm" svg:x="2.013cm" svg:y="3.581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draw:g draw:style-name="gr3"><draw:line draw:style-name="gr46" draw:text-style-name="P128" svg:x1="8.077cm" svg:y1="3.595cm" svg:x2="8.265cm" svg:y2="3.779cm"><text:p/></draw:line><draw:line draw:style-name="gr46" draw:text-style-name="P128" svg:x1="8.077cm" svg:y1="3.779cm" svg:x2="8.265cm" svg:y2="3.595cm"><text:p/></draw:line></draw:g><draw:frame draw:style-name="gr50" draw:text-style-name="P129" svg:width="0.752cm" svg:height="0.627cm" svg:x="8.012cm" svg:y="3.651cm"><draw:text-box><text:p text:style-name="P112"><text:span text:style-name="T188">D</text:span></text:p></draw:text-box></draw:frame><draw:frame draw:name="DescriptionOOoTep_3" draw:style-name="gr44" draw:text-style-name="P130" svg:width="0.006cm" svg:height="0.003cm" svg:x="6.853cm" svg:y="4.002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draw:g draw:style-name="gr3"><draw:line draw:style-name="gr46" draw:text-style-name="P128" svg:x1="6.037cm" svg:y1="3.616cm" svg:x2="6.225cm" svg:y2="3.8cm"><text:p/></draw:line><draw:line draw:style-name="gr46" draw:text-style-name="P128" svg:x1="6.037cm" svg:y1="3.8cm" svg:x2="6.225cm" svg:y2="3.616cm"><text:p/></draw:line></draw:g><draw:frame draw:style-name="gr51" draw:text-style-name="P129" svg:width="0.722cm" svg:height="0.627cm" svg:x="5.895cm" svg:y="3.919cm"><draw:text-box><text:p text:style-name="P112"><text:span text:style-name="T188">K</text:span></text:p></draw:text-box></draw:frame><draw:frame draw:name="DescriptionOOoTep_4" draw:style-name="gr44" draw:text-style-name="P130" svg:width="0.004cm" svg:height="0.004cm" svg:x="2.547cm" svg:y="3.581cm"><draw:text-box><text:p/></draw:text-box><svg:desc>@options;@figure;  A = point( -7.47 , -0.17 )  { i };  cerayA12 = cerclerayon( A , 12 )  { rouge , i };  cerayR18 = cerclerayon( R1 , 8 )  { rouge , i };  cerayP4 = cerclerayon( P , 4 )  { rouge };
</svg:desc></draw:frame><draw:g draw:style-name="gr3"><draw:line draw:style-name="gr52" draw:text-style-name="P115" svg:x1="3.007cm" svg:y1="3.607cm" svg:x2="3.215cm" svg:y2="3.815cm"><text:p/></draw:line><draw:line draw:style-name="gr52" draw:text-style-name="P115" svg:x1="3.007cm" svg:y1="3.815cm" svg:x2="3.215cm" svg:y2="3.607cm"><text:p/></draw:line></draw:g><draw:line draw:style-name="gr45" draw:text-style-name="P117" svg:x1="4.15cm" svg:y1="3.698cm" svg:x2="8.15cm" svg:y2="3.698cm"><text:p/></draw:line><draw:g draw:style-name="gr3"><draw:line draw:style-name="gr53" draw:text-style-name="P117" svg:x1="1.229cm" svg:y1="3.554cm" svg:x2="1.059cm" svg:y2="3.85cm"><text:p/></draw:line><draw:line draw:style-name="gr53" draw:text-style-name="P117" svg:x1="1.343cm" svg:y1="3.554cm" svg:x2="1.173cm" svg:y2="3.85cm"><text:p/></draw:line></draw:g><draw:g draw:style-name="gr3"><draw:line draw:style-name="gr53" draw:text-style-name="P117" svg:x1="5.292cm" svg:y1="3.558cm" svg:x2="5.122cm" svg:y2="3.854cm"><text:p/></draw:line><draw:line draw:style-name="gr53" draw:text-style-name="P117" svg:x1="5.406cm" svg:y1="3.558cm" svg:x2="5.236cm" svg:y2="3.854cm"><text:p/></draw:line></draw:g><draw:g draw:style-name="gr3"><draw:line draw:style-name="gr53" draw:text-style-name="P117" svg:x1="7.241cm" svg:y1="3.534cm" svg:x2="7.071cm" svg:y2="3.83cm"><text:p/></draw:line><draw:line draw:style-name="gr53" draw:text-style-name="P117" svg:x1="7.355cm" svg:y1="3.534cm" svg:x2="7.185cm" svg:y2="3.83cm"><text:p/></draw:line></draw:g><draw:circle draw:style-name="gr54" draw:text-style-name="P131" svg:width="6.002cm" svg:height="6.002cm" svg:x="0.131cm" svg:y="0.709cm" draw:kind="arc" draw:start-angle="0" draw:end-angle="180"><text:p/></draw:circle></draw:g><text:span text:style-name="_5f_Caractères_5f_correction">C’est le milieu du segment [</text:span><text:span text:style-name="_5f_Caractères_5f_correction"><text:span text:style-name="T181">BC</text:span></text:span><text:span text:style-name="_5f_Caractères_5f_correction">] </text:span><text:span text:style-name="_5f_Caractères_5f_correction"><text:span text:style-name="T180">ou [AK]</text:span></text:span><text:span text:style-name="_5f_Caractères_5f_correction">.</text:span></text:p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23657409507684" text:continue-numbering="true" text:style-name="_5f_Numérotation_20_des_20_exercices">
        <text:list-item>
          <text:h text:style-name="P109" text:outline-level="1"><text:span text:style-name="_5f_Caractères_5f_gras">Un escargot</text:span></text:h>
        </text:list-item>
      </text:list>
      <text:h text:style-name="_5f_Paragraphe" text:outline-level="1"><text:span text:style-name="_5f_Caractères">Complète la figure ci-dessous, en suivant les instructions suivantes :</text:span></text:h>
      <text:list xml:id="list123657666180984" text:continue-numbering="true" text:style-name="_5f_Numérotation_20_des_20_exercices">
        <text:list-item>
          <text:list>
            <text:list-item>
              <text:p text:style-name="P107"><text:span text:style-name="_5f_Caractères">Construis les milieux respectifs I, J, K, L, M, N et P de [OB], [OC], [OD], [OE], [OF], [OG], et [OH].</text:span></text:p>
            </text:list-item>
            <text:list-item>
              <text:p text:style-name="P107"><text:span text:style-name="_5f_Caractères">Construis les milieux respectifs Q, R, S, T, U et V de [OJ], [OK], [OL], [OM], [ON] et [OP].</text:span></text:p>
            </text:list-item>
            <text:list-item>
              <text:p text:style-name="P107"><text:span text:style-name="_5f_Caractères">Construis les milieux respectifs A’, B’, C’, D’ et E’ de [OQ], [OR], [OS], [OT] et [OU].</text:span></text:p>
            </text:list-item>
            <text:list-item>
              <text:p text:style-name="P107"><text:span text:style-name="_5f_Caractères">Construis les milieux respectifs F’, G’, H’, I’ et K’ <text:s/>de [OA’], [OB’], [OC’], [OD’] et [OE’].</text:span></text:p>
            </text:list-item>
            <text:list-item>
              <text:p text:style-name="P107"><text:span text:style-name="_5f_Caractères">Construis les segments [AI], [IQ], [QB’], …</text:span></text:p>
              <text:p text:style-name="P107"><draw:g text:anchor-type="paragraph" draw:z-index="350" draw:name="Forme2" draw:style-name="gr1"><draw:line draw:style-name="gr2" draw:text-style-name="P111" svg:x1="0.098cm" svg:y1="4.763cm" svg:x2="7.629cm" svg:y2="4.763cm"><text:p/></draw:line><draw:line draw:style-name="gr2" draw:text-style-name="P111" svg:x1="3.864cm" svg:y1="8.531cm" svg:x2="3.864cm" svg:y2="1cm"><text:p/></draw:line><draw:g draw:style-name="gr3"><draw:line draw:style-name="gr2" draw:text-style-name="P111" svg:x1="3.789cm" svg:y1="0.923cm" svg:x2="3.94cm" svg:y2="1.074cm"><text:p/></draw:line><draw:line draw:style-name="gr2" draw:text-style-name="P111" svg:x1="3.94cm" svg:y1="0.923cm" svg:x2="3.789cm" svg:y2="1.074cm"><text:p/></draw:line></draw:g><draw:g draw:style-name="gr3"><draw:line draw:style-name="gr2" draw:text-style-name="P111" svg:x1="0.023cm" svg:y1="4.69cm" svg:x2="0.174cm" svg:y2="4.841cm"><text:p/></draw:line><draw:line draw:style-name="gr2" draw:text-style-name="P111" svg:x1="0.174cm" svg:y1="4.69cm" svg:x2="0.023cm" svg:y2="4.841cm"><text:p/></draw:line></draw:g><draw:g draw:style-name="gr3"><draw:line draw:style-name="gr2" draw:text-style-name="P111" svg:x1="0.023cm" svg:y1="4.69cm" svg:x2="0.174cm" svg:y2="4.841cm"><text:p/></draw:line><draw:line draw:style-name="gr2" draw:text-style-name="P111" svg:x1="0.174cm" svg:y1="4.69cm" svg:x2="0.023cm" svg:y2="4.841cm"><text:p/></draw:line></draw:g><draw:g draw:style-name="gr3"><draw:line draw:style-name="gr2" draw:text-style-name="P111" svg:x1="3.789cm" svg:y1="8.456cm" svg:x2="3.94cm" svg:y2="8.607cm"><text:p/></draw:line><draw:line draw:style-name="gr2" draw:text-style-name="P111" svg:x1="3.94cm" svg:y1="8.456cm" svg:x2="3.789cm" svg:y2="8.607cm"><text:p/></draw:line></draw:g><draw:frame draw:style-name="gr4" draw:text-style-name="P113" svg:width="0.749cm" svg:height="0.675cm" svg:x="6.343cm" svg:y="1.752cm"><draw:text-box><text:p text:style-name="P112"><text:span text:style-name="T183">B</text:span></text:p></draw:text-box></draw:frame><draw:line draw:style-name="gr2" draw:text-style-name="P111" svg:x1="1.201cm" svg:y1="7.426cm" svg:x2="6.526cm" svg:y2="2.101cm"><text:p/></draw:line><draw:g draw:style-name="gr3"><draw:line draw:style-name="gr2" draw:text-style-name="P111" svg:x1="1.138cm" svg:y1="2.036cm" svg:x2="1.289cm" svg:y2="2.187cm"><text:p/></draw:line><draw:line draw:style-name="gr2" draw:text-style-name="P111" svg:x1="1.289cm" svg:y1="2.036cm" svg:x2="1.138cm" svg:y2="2.187cm"><text:p/></draw:line></draw:g><draw:g draw:style-name="gr3"><draw:line draw:style-name="gr2" draw:text-style-name="P111" svg:x1="1.13cm" svg:y1="7.361cm" svg:x2="1.281cm" svg:y2="7.512cm"><text:p/></draw:line><draw:line draw:style-name="gr2" draw:text-style-name="P111" svg:x1="1.281cm" svg:y1="7.361cm" svg:x2="1.13cm" svg:y2="7.512cm"><text:p/></draw:line></draw:g><draw:line draw:style-name="gr2" draw:text-style-name="P111" svg:x1="6.526cm" svg:y1="7.426cm" svg:x2="1.201cm" svg:y2="2.101cm"><text:p/></draw:line><draw:g draw:style-name="gr3"><draw:line draw:style-name="gr2" draw:text-style-name="P111" svg:x1="6.477cm" svg:y1="7.377cm" svg:x2="6.628cm" svg:y2="7.528cm"><text:p/></draw:line><draw:line draw:style-name="gr2" draw:text-style-name="P111" svg:x1="6.628cm" svg:y1="7.377cm" svg:x2="6.477cm" svg:y2="7.528cm"><text:p/></draw:line></draw:g><draw:frame draw:style-name="gr5" draw:text-style-name="P113" svg:width="0.752cm" svg:height="0.675cm" svg:x="3.704cm" svg:y="0.547cm"><draw:text-box><text:p text:style-name="P112"><text:span text:style-name="T183">C</text:span></text:p></draw:text-box></draw:frame><draw:frame draw:style-name="gr6" draw:text-style-name="P113" svg:width="0.777cm" svg:height="0.676cm" svg:x="0.624cm" svg:y="1.561cm"><draw:text-box><text:p text:style-name="P112"><text:span text:style-name="T183">D</text:span></text:p></draw:text-box></draw:frame><draw:g draw:style-name="gr3"><draw:line draw:style-name="gr2" draw:text-style-name="P111" svg:x1="6.424cm" svg:y1="2.023cm" svg:x2="6.575cm" svg:y2="2.174cm"><text:p/></draw:line><draw:line draw:style-name="gr2" draw:text-style-name="P111" svg:x1="6.575cm" svg:y1="2.023cm" svg:x2="6.424cm" svg:y2="2.174cm"><text:p/></draw:line></draw:g><draw:frame draw:style-name="gr7" draw:text-style-name="P113" svg:width="0.731cm" svg:height="0.675cm" svg:x="-0.427cm" svg:y="4.099cm"><draw:text-box><text:p text:style-name="P112"><text:span text:style-name="T183">E</text:span></text:p></draw:text-box></draw:frame><draw:frame draw:style-name="gr8" draw:text-style-name="P113" svg:width="0.713cm" svg:height="0.675cm" svg:x="0.637cm" svg:y="7.174cm"><draw:text-box><text:p text:style-name="P112"><text:span text:style-name="T183">F</text:span></text:p></draw:text-box></draw:frame><draw:frame draw:style-name="gr9" draw:text-style-name="P113" svg:width="0.78cm" svg:height="0.675cm" svg:x="3.26cm" svg:y="8.298cm"><draw:text-box><text:p text:style-name="P112"><text:span text:style-name="T183">G</text:span></text:p></draw:text-box></draw:frame><draw:frame draw:style-name="gr10" draw:text-style-name="P113" svg:width="0.772cm" svg:height="0.675cm" svg:x="6.427cm" svg:y="7.319cm"><draw:text-box><text:p text:style-name="P112"><text:span text:style-name="T183">H</text:span></text:p></draw:text-box></draw:frame><draw:line draw:style-name="gr11" draw:text-style-name="P111" svg:x1="5.125cm" svg:y1="3.355cm" svg:x2="5.276cm" svg:y2="3.506cm"><text:p/></draw:line><draw:line draw:style-name="gr11" draw:text-style-name="P111" svg:x1="5.276cm" svg:y1="3.355cm" svg:x2="5.125cm" svg:y2="3.506cm"><text:p/></draw:line><draw:frame draw:style-name="gr12" draw:text-style-name="P114" svg:width="0.754cm" svg:height="0.675cm" svg:x="5.38cm" svg:y="2.979cm"><draw:text-box><text:p text:style-name="P112"><text:span text:style-name="T184">I</text:span></text:p></draw:text-box></draw:frame><draw:frame draw:style-name="gr12" draw:text-style-name="P114" svg:width="0.754cm" svg:height="0.675cm" svg:x="2.282cm" svg:y="2.704cm"><draw:text-box><text:p text:style-name="P112"><text:span text:style-name="T184">K</text:span></text:p></draw:text-box></draw:frame><draw:line draw:style-name="gr11" draw:text-style-name="P111" svg:x1="3.788cm" svg:y1="2.793cm" svg:x2="3.939cm" svg:y2="2.944cm"><text:p/></draw:line><draw:line draw:style-name="gr11" draw:text-style-name="P111" svg:x1="3.939cm" svg:y1="2.793cm" svg:x2="3.788cm" svg:y2="2.944cm"><text:p/></draw:line><draw:line draw:style-name="gr11" draw:text-style-name="P111" svg:x1="2.428cm" svg:y1="3.368cm" svg:x2="2.579cm" svg:y2="3.519cm"><text:p/></draw:line><draw:line draw:style-name="gr11" draw:text-style-name="P111" svg:x1="2.579cm" svg:y1="3.368cm" svg:x2="2.428cm" svg:y2="3.519cm"><text:p/></draw:line><draw:line draw:style-name="gr11" draw:text-style-name="P111" svg:x1="1.887cm" svg:y1="4.699cm" svg:x2="2.038cm" svg:y2="4.85cm"><text:p/></draw:line><draw:line draw:style-name="gr11" draw:text-style-name="P111" svg:x1="2.038cm" svg:y1="4.699cm" svg:x2="1.887cm" svg:y2="4.85cm"><text:p/></draw:line><draw:line draw:style-name="gr11" draw:text-style-name="P111" svg:x1="2.45cm" svg:y1="6.03cm" svg:x2="2.601cm" svg:y2="6.181cm"><text:p/></draw:line><draw:line draw:style-name="gr11" draw:text-style-name="P111" svg:x1="2.601cm" svg:y1="6.03cm" svg:x2="2.45cm" svg:y2="6.181cm"><text:p/></draw:line><draw:line draw:style-name="gr11" draw:text-style-name="P111" svg:x1="3.793cm" svg:y1="6.56cm" svg:x2="3.944cm" svg:y2="6.711cm"><text:p/></draw:line><draw:line draw:style-name="gr11" draw:text-style-name="P111" svg:x1="3.944cm" svg:y1="6.56cm" svg:x2="3.793cm" svg:y2="6.711cm"><text:p/></draw:line><draw:line draw:style-name="gr11" draw:text-style-name="P111" svg:x1="5.119cm" svg:y1="6.043cm" svg:x2="5.27cm" svg:y2="6.194cm"><text:p/></draw:line><draw:line draw:style-name="gr11" draw:text-style-name="P111" svg:x1="5.27cm" svg:y1="6.043cm" svg:x2="5.119cm" svg:y2="6.194cm"><text:p/></draw:line><draw:frame draw:style-name="gr13" draw:text-style-name="P114" svg:width="0.752cm" svg:height="0.676cm" svg:x="3.783cm" svg:y="2.279cm"><draw:text-box><text:p text:style-name="P112"><text:span text:style-name="T184">J</text:span></text:p></draw:text-box></draw:frame><draw:frame draw:style-name="gr13" draw:text-style-name="P114" svg:width="0.752cm" svg:height="0.676cm" svg:x="1.182cm" svg:y="4.191cm"><draw:text-box><text:p text:style-name="P112"><text:span text:style-name="T184">L</text:span></text:p></draw:text-box></draw:frame><draw:frame draw:style-name="gr14" draw:text-style-name="P114" svg:width="0.81cm" svg:height="0.676cm" svg:x="2.108cm" svg:y="6.103cm"><draw:text-box><text:p text:style-name="P112"><text:span text:style-name="T184">M</text:span></text:p></draw:text-box></draw:frame><draw:frame draw:style-name="gr15" draw:text-style-name="P114" svg:width="0.77cm" svg:height="0.675cm" svg:x="3.748cm" svg:y="6.604cm"><draw:text-box><text:p text:style-name="P112"><text:span text:style-name="T184">N</text:span></text:p></draw:text-box></draw:frame><draw:frame draw:style-name="gr12" draw:text-style-name="P114" svg:width="0.754cm" svg:height="0.675cm" svg:x="5.24cm" svg:y="5.74cm"><draw:text-box><text:p text:style-name="P112"><text:span text:style-name="T184">P</text:span></text:p></draw:text-box></draw:frame><draw:frame draw:style-name="gr16" draw:text-style-name="P114" svg:width="0.784cm" svg:height="0.675cm" svg:x="3.755cm" svg:y="3.343cm"><draw:text-box><text:p text:style-name="P112"><text:span text:style-name="T184">Q</text:span></text:p></draw:text-box></draw:frame><draw:frame draw:style-name="gr17" draw:text-style-name="P114" svg:width="0.809cm" svg:height="0.675cm" svg:x="3.235cm" svg:y="5.442cm"><draw:text-box><text:p text:style-name="P112"><text:span text:style-name="T184">U</text:span></text:p></draw:text-box></draw:frame><draw:frame draw:style-name="gr4" draw:text-style-name="P113" svg:width="0.749cm" svg:height="0.675cm" svg:x="7.488cm" svg:y="4.405cm"><draw:text-box><text:p text:style-name="P112"><text:span text:style-name="T183">A</text:span></text:p></draw:text-box></draw:frame><draw:g draw:style-name="gr3"><draw:line draw:style-name="gr2" draw:text-style-name="P111" svg:x1="7.569cm" svg:y1="4.676cm" svg:x2="7.72cm" svg:y2="4.827cm"><text:p/></draw:line><draw:line draw:style-name="gr2" draw:text-style-name="P111" svg:x1="7.72cm" svg:y1="4.676cm" svg:x2="7.569cm" svg:y2="4.827cm"><text:p/></draw:line></draw:g><draw:g draw:style-name="gr3"><draw:line draw:style-name="gr18" draw:text-style-name="P115" svg:x1="3.825cm" svg:y1="4.716cm" svg:x2="3.875cm" svg:y2="4.766cm"><text:p/></draw:line><draw:line draw:style-name="gr18" draw:text-style-name="P115" svg:x1="3.825cm" svg:y1="4.766cm" svg:x2="3.875cm" svg:y2="4.716cm"><text:p/></draw:line></draw:g><draw:line draw:style-name="gr11" draw:text-style-name="P111" svg:x1="4.471cm" svg:y1="4.075cm" svg:x2="4.547cm" svg:y2="4.15cm"><text:p/></draw:line><draw:line draw:style-name="gr11" draw:text-style-name="P111" svg:x1="4.547cm" svg:y1="4.075cm" svg:x2="4.471cm" svg:y2="4.15cm"><text:p/></draw:line><draw:frame draw:style-name="gr19" draw:text-style-name="P114" svg:width="0.609cm" svg:height="0.675cm" svg:x="4.484cm" svg:y="3.89cm"><draw:text-box><text:p text:style-name="P112"><text:span text:style-name="T184">I</text:span></text:p></draw:text-box></draw:frame><draw:frame draw:style-name="gr20" draw:text-style-name="P114" svg:width="0.75cm" svg:height="0.675cm" svg:x="2.935cm" svg:y="3.542cm"><draw:text-box><text:p text:style-name="P112"><text:span text:style-name="T184">R</text:span></text:p></draw:text-box></draw:frame><draw:line draw:style-name="gr11" draw:text-style-name="P111" svg:x1="3.819cm" svg:y1="3.796cm" svg:x2="3.895cm" svg:y2="3.871cm"><text:p/></draw:line><draw:line draw:style-name="gr11" draw:text-style-name="P111" svg:x1="3.895cm" svg:y1="3.796cm" svg:x2="3.819cm" svg:y2="3.871cm"><text:p/></draw:line><draw:line draw:style-name="gr11" draw:text-style-name="P111" svg:x1="3.144cm" svg:y1="4.058cm" svg:x2="3.22cm" svg:y2="4.133cm"><text:p/></draw:line><draw:line draw:style-name="gr11" draw:text-style-name="P111" svg:x1="3.22cm" svg:y1="4.058cm" svg:x2="3.144cm" svg:y2="4.133cm"><text:p/></draw:line><draw:line draw:style-name="gr11" draw:text-style-name="P111" svg:x1="2.849cm" svg:y1="4.731cm" svg:x2="2.925cm" svg:y2="4.806cm"><text:p/></draw:line><draw:line draw:style-name="gr11" draw:text-style-name="P111" svg:x1="2.925cm" svg:y1="4.731cm" svg:x2="2.849cm" svg:y2="4.806cm"><text:p/></draw:line><draw:line draw:style-name="gr11" draw:text-style-name="P111" svg:x1="3.131cm" svg:y1="5.405cm" svg:x2="3.207cm" svg:y2="5.48cm"><text:p/></draw:line><draw:line draw:style-name="gr11" draw:text-style-name="P111" svg:x1="3.207cm" svg:y1="5.405cm" svg:x2="3.131cm" svg:y2="5.48cm"><text:p/></draw:line><draw:line draw:style-name="gr11" draw:text-style-name="P111" svg:x1="3.815cm" svg:y1="5.669cm" svg:x2="3.891cm" svg:y2="5.744cm"><text:p/></draw:line><draw:line draw:style-name="gr11" draw:text-style-name="P111" svg:x1="3.891cm" svg:y1="5.669cm" svg:x2="3.815cm" svg:y2="5.744cm"><text:p/></draw:line><draw:line draw:style-name="gr11" draw:text-style-name="P111" svg:x1="4.484cm" svg:y1="5.405cm" svg:x2="4.56cm" svg:y2="5.48cm"><text:p/></draw:line><draw:line draw:style-name="gr11" draw:text-style-name="P111" svg:x1="4.56cm" svg:y1="5.405cm" svg:x2="4.484cm" svg:y2="5.48cm"><text:p/></draw:line><draw:frame draw:style-name="gr7" draw:text-style-name="P114" svg:width="0.731cm" svg:height="0.675cm" svg:x="2.333cm" svg:y="4.204cm"><draw:text-box><text:p text:style-name="P112"><text:span text:style-name="T184">S</text:span></text:p></draw:text-box></draw:frame><draw:frame draw:style-name="gr17" draw:text-style-name="P114" svg:width="0.809cm" svg:height="0.675cm" svg:x="2.535cm" svg:y="5.004cm"><draw:text-box><text:p text:style-name="P112"><text:span text:style-name="T184">T</text:span></text:p></draw:text-box></draw:frame><draw:frame draw:style-name="gr20" draw:text-style-name="P114" svg:width="0.75cm" svg:height="0.675cm" svg:x="4.388cm" svg:y="5.041cm"><draw:text-box><text:p text:style-name="P112"><text:span text:style-name="T184">V</text:span></text:p></draw:text-box></draw:frame><draw:frame draw:style-name="gr21" draw:text-style-name="P113" svg:width="0.786cm" svg:height="0.675cm" svg:x="3.932cm" svg:y="4.304cm"><draw:text-box><text:p text:style-name="P112"><text:span text:style-name="T183">O</text:span></text:p></draw:text-box></draw:frame><draw:g draw:style-name="gr3"><draw:line draw:style-name="gr18" draw:text-style-name="P115" svg:x1="3.842cm" svg:y1="4.743cm" svg:x2="3.867cm" svg:y2="4.768cm"><text:p/></draw:line><draw:line draw:style-name="gr18" draw:text-style-name="P115" svg:x1="3.842cm" svg:y1="4.768cm" svg:x2="3.867cm" svg:y2="4.743cm"><text:p/></draw:line></draw:g><draw:line draw:style-name="gr11" draw:text-style-name="P111" svg:x1="4.166cm" svg:y1="4.423cm" svg:x2="4.204cm" svg:y2="4.461cm"><text:p/></draw:line><draw:line draw:style-name="gr11" draw:text-style-name="P111" svg:x1="4.204cm" svg:y1="4.423cm" svg:x2="4.166cm" svg:y2="4.461cm"><text:p/></draw:line><draw:line draw:style-name="gr11" draw:text-style-name="P111" svg:x1="3.84cm" svg:y1="4.283cm" svg:x2="3.878cm" svg:y2="4.321cm"><text:p/></draw:line><draw:line draw:style-name="gr11" draw:text-style-name="P111" svg:x1="3.878cm" svg:y1="4.283cm" svg:x2="3.84cm" svg:y2="4.321cm"><text:p/></draw:line><draw:line draw:style-name="gr11" draw:text-style-name="P111" svg:x1="3.502cm" svg:y1="4.414cm" svg:x2="3.54cm" svg:y2="4.452cm"><text:p/></draw:line><draw:line draw:style-name="gr11" draw:text-style-name="P111" svg:x1="3.54cm" svg:y1="4.414cm" svg:x2="3.502cm" svg:y2="4.452cm"><text:p/></draw:line><draw:line draw:style-name="gr11" draw:text-style-name="P111" svg:x1="3.355cm" svg:y1="4.75cm" svg:x2="3.393cm" svg:y2="4.788cm"><text:p/></draw:line><draw:line draw:style-name="gr11" draw:text-style-name="P111" svg:x1="3.393cm" svg:y1="4.75cm" svg:x2="3.355cm" svg:y2="4.788cm"><text:p/></draw:line><draw:line draw:style-name="gr11" draw:text-style-name="P111" svg:x1="3.496cm" svg:y1="5.087cm" svg:x2="3.534cm" svg:y2="5.125cm"><text:p/></draw:line><draw:line draw:style-name="gr11" draw:text-style-name="P111" svg:x1="3.534cm" svg:y1="5.087cm" svg:x2="3.496cm" svg:y2="5.125cm"><text:p/></draw:line><draw:line draw:style-name="gr11" draw:text-style-name="P111" svg:x1="3.838cm" svg:y1="5.221cm" svg:x2="3.876cm" svg:y2="5.259cm"><text:p/></draw:line><draw:line draw:style-name="gr11" draw:text-style-name="P111" svg:x1="3.876cm" svg:y1="5.221cm" svg:x2="3.838cm" svg:y2="5.259cm"><text:p/></draw:line><draw:line draw:style-name="gr11" draw:text-style-name="P111" svg:x1="4.173cm" svg:y1="5.087cm" svg:x2="4.211cm" svg:y2="5.125cm"><text:p/></draw:line><draw:line draw:style-name="gr11" draw:text-style-name="P111" svg:x1="4.211cm" svg:y1="5.087cm" svg:x2="4.173cm" svg:y2="5.125cm"><text:p/></draw:line><draw:frame draw:style-name="gr22" draw:text-style-name="P116" svg:width="0.717cm" svg:height="0.5cm" svg:x="3.718cm" svg:y="3.923cm"><draw:text-box><text:p text:style-name="P112"><text:span text:style-name="T185">A’</text:span></text:p></draw:text-box></draw:frame><draw:g draw:style-name="gr3"><draw:line draw:style-name="gr18" draw:text-style-name="P115" svg:x1="3.854cm" svg:y1="4.745cm" svg:x2="3.868cm" svg:y2="4.759cm"><text:p/></draw:line><draw:line draw:style-name="gr18" draw:text-style-name="P115" svg:x1="3.854cm" svg:y1="4.759cm" svg:x2="3.868cm" svg:y2="4.745cm"><text:p/></draw:line></draw:g><draw:line draw:style-name="gr11" draw:text-style-name="P111" svg:x1="4.031cm" svg:y1="4.571cm" svg:x2="4.052cm" svg:y2="4.591cm"><text:p/></draw:line><draw:line draw:style-name="gr11" draw:text-style-name="P111" svg:x1="4.052cm" svg:y1="4.571cm" svg:x2="4.031cm" svg:y2="4.591cm"><text:p/></draw:line><draw:line draw:style-name="gr11" draw:text-style-name="P111" svg:x1="3.852cm" svg:y1="4.496cm" svg:x2="3.873cm" svg:y2="4.516cm"><text:p/></draw:line><draw:line draw:style-name="gr11" draw:text-style-name="P111" svg:x1="3.873cm" svg:y1="4.496cm" svg:x2="3.852cm" svg:y2="4.516cm"><text:p/></draw:line><draw:line draw:style-name="gr11" draw:text-style-name="P111" svg:x1="3.667cm" svg:y1="4.566cm" svg:x2="3.688cm" svg:y2="4.586cm"><text:p/></draw:line><draw:line draw:style-name="gr11" draw:text-style-name="P111" svg:x1="3.688cm" svg:y1="4.566cm" svg:x2="3.667cm" svg:y2="4.586cm"><text:p/></draw:line><draw:line draw:style-name="gr11" draw:text-style-name="P111" svg:x1="3.586cm" svg:y1="4.75cm" svg:x2="3.607cm" svg:y2="4.77cm"><text:p/></draw:line><draw:line draw:style-name="gr11" draw:text-style-name="P111" svg:x1="3.607cm" svg:y1="4.75cm" svg:x2="3.586cm" svg:y2="4.77cm"><text:p/></draw:line><draw:line draw:style-name="gr11" draw:text-style-name="P111" svg:x1="3.662cm" svg:y1="4.933cm" svg:x2="3.683cm" svg:y2="4.953cm"><text:p/></draw:line><draw:line draw:style-name="gr11" draw:text-style-name="P111" svg:x1="3.683cm" svg:y1="4.933cm" svg:x2="3.662cm" svg:y2="4.953cm"><text:p/></draw:line><draw:line draw:style-name="gr11" draw:text-style-name="P111" svg:x1="3.849cm" svg:y1="5.005cm" svg:x2="3.87cm" svg:y2="5.025cm"><text:p/></draw:line><draw:line draw:style-name="gr11" draw:text-style-name="P111" svg:x1="3.87cm" svg:y1="5.005cm" svg:x2="3.849cm" svg:y2="5.025cm"><text:p/></draw:line><draw:line draw:style-name="gr11" draw:text-style-name="P111" svg:x1="4.035cm" svg:y1="4.933cm" svg:x2="4.056cm" svg:y2="4.953cm"><text:p/></draw:line><draw:line draw:style-name="gr11" draw:text-style-name="P111" svg:x1="4.056cm" svg:y1="4.933cm" svg:x2="4.035cm" svg:y2="4.953cm"><text:p/></draw:line><draw:frame draw:style-name="gr23" draw:text-style-name="P116" svg:width="0.719cm" svg:height="0.5cm" svg:x="3.282cm" svg:y="4.004cm"><draw:text-box><text:p text:style-name="P112"><text:span text:style-name="T185">B’</text:span></text:p></draw:text-box></draw:frame><draw:frame draw:style-name="gr24" draw:text-style-name="P116" svg:width="0.745cm" svg:height="0.911cm" svg:x="2.916cm" svg:y="4.304cm"><draw:text-box><text:p text:style-name="P112"><text:span text:style-name="T185">C’</text:span></text:p></draw:text-box></draw:frame><draw:frame draw:style-name="gr25" draw:text-style-name="P116" svg:width="0.867cm" svg:height="0.913cm" svg:x="2.924cm" svg:y="4.793cm"><draw:text-box><text:p text:style-name="P112"><text:span text:style-name="T185">D’</text:span></text:p></draw:text-box></draw:frame><draw:frame draw:style-name="gr25" draw:text-style-name="P116" svg:width="0.867cm" svg:height="0.913cm" svg:x="3.335cm" svg:y="5.093cm"><draw:text-box><text:p text:style-name="P112"><text:span text:style-name="T185">E’</text:span></text:p></draw:text-box></draw:frame><draw:frame draw:style-name="gr25" draw:text-style-name="P116" svg:width="0.867cm" svg:height="0.913cm" svg:x="4.039cm" svg:y="4.793cm"><draw:text-box><text:p text:style-name="P112"><text:span text:style-name="T186">F’</text:span></text:p></draw:text-box></draw:frame><draw:frame draw:style-name="gr26" draw:text-style-name="P116" svg:width="0.802cm" svg:height="0.551cm" svg:x="3.685cm" svg:y="4.212cm"><draw:text-box><text:p text:style-name="P112"><text:span text:style-name="T185">F’</text:span></text:p></draw:text-box></draw:frame><draw:frame draw:style-name="gr26" draw:text-style-name="P116" svg:width="0.802cm" svg:height="0.551cm" svg:x="3.378cm" svg:y="4.212cm"><draw:text-box><text:p text:style-name="P112"><text:span text:style-name="T185">G’</text:span></text:p></draw:text-box></draw:frame><draw:frame draw:style-name="gr26" draw:text-style-name="P116" svg:width="0.802cm" svg:height="0.551cm" svg:x="3.164cm" svg:y="4.419cm"><draw:text-box><text:p text:style-name="P112"><text:span text:style-name="T185">H’</text:span></text:p></draw:text-box></draw:frame><draw:frame draw:style-name="gr27" draw:text-style-name="P116" svg:width="0.805cm" svg:height="0.745cm" svg:x="3.235cm" svg:y="4.66cm"><draw:text-box><text:p text:style-name="P112"><text:span text:style-name="T185">I’</text:span></text:p></draw:text-box></draw:frame><draw:frame draw:style-name="gr28" draw:text-style-name="P116" svg:width="0.803cm" svg:height="0.745cm" svg:x="3.436cm" svg:y="4.803cm"><draw:text-box><text:p text:style-name="P112"><text:span text:style-name="T185">J’</text:span></text:p></draw:text-box></draw:frame><draw:frame draw:style-name="gr29" draw:text-style-name="P116" svg:width="0.805cm" svg:height="0.743cm" svg:x="3.845cm" svg:y="4.66cm"><draw:text-box><text:p text:style-name="P112"><text:span text:style-name="T185">K’</text:span></text:p></draw:text-box></draw:frame><draw:g draw:style-name="gr3"><draw:line draw:style-name="gr30" draw:text-style-name="P117" svg:x1="7.629cm" svg:y1="4.763cm" svg:x2="5.206cm" svg:y2="3.433cm"><text:p/></draw:line><draw:line draw:style-name="gr30" draw:text-style-name="P117" svg:x1="3.864cm" svg:y1="3.837cm" svg:x2="5.207cm" svg:y2="3.433cm"><text:p/></draw:line><draw:line draw:style-name="gr30" draw:text-style-name="P117" svg:x1="3.865cm" svg:y1="3.838cm" svg:x2="3.54cm" svg:y2="4.415cm"><text:p/></draw:line><draw:line draw:style-name="gr30" draw:text-style-name="P117" svg:x1="3.586cm" svg:y1="4.75cm" svg:x2="3.541cm" svg:y2="4.415cm"><text:p/></draw:line></draw:g><draw:g draw:style-name="gr3"><draw:line draw:style-name="gr30" draw:text-style-name="P117" svg:x1="3.864cm" svg:y1="0.977cm" svg:x2="2.482cm" svg:y2="3.417cm"><text:p/></draw:line><draw:line draw:style-name="gr30" draw:text-style-name="P117" svg:x1="2.902cm" svg:y1="4.767cm" svg:x2="2.482cm" svg:y2="3.415cm"><text:p/></draw:line><draw:line draw:style-name="gr30" draw:text-style-name="P117" svg:x1="2.9cm" svg:y1="4.766cm" svg:x2="3.5cm" svg:y2="5.093cm"><text:p/></draw:line><draw:line draw:style-name="gr30" draw:text-style-name="P117" svg:x1="3.85cm" svg:y1="5.048cm" svg:x2="3.502cm" svg:y2="5.093cm"><text:p/></draw:line></draw:g><draw:g draw:style-name="gr3"><draw:line draw:style-name="gr30" draw:text-style-name="P117" svg:x1="6.509cm" svg:y1="2.079cm" svg:x2="3.855cm" svg:y2="2.852cm"><text:p/></draw:line><draw:line draw:style-name="gr30" draw:text-style-name="P117" svg:x1="3.192cm" svg:y1="4.087cm" svg:x2="3.856cm" svg:y2="2.852cm"><text:p/></draw:line><draw:line draw:style-name="gr30" draw:text-style-name="P117" svg:x1="3.193cm" svg:y1="4.086cm" svg:x2="3.371cm" svg:y2="4.724cm"><text:p/></draw:line><draw:line draw:style-name="gr30" draw:text-style-name="P117" svg:x1="3.64cm" svg:y1="4.929cm" svg:x2="3.371cm" svg:y2="4.724cm"><text:p/></draw:line></draw:g><draw:g draw:style-name="gr3"><draw:line draw:style-name="gr30" draw:text-style-name="P117" svg:x1="1.201cm" svg:y1="2.087cm" svg:x2="1.974cm" svg:y2="4.741cm"><text:p/></draw:line><draw:line draw:style-name="gr30" draw:text-style-name="P117" svg:x1="3.208cm" svg:y1="5.404cm" svg:x2="1.973cm" svg:y2="4.74cm"><text:p/></draw:line><draw:line draw:style-name="gr30" draw:text-style-name="P117" svg:x1="3.207cm" svg:y1="5.403cm" svg:x2="3.845cm" svg:y2="5.225cm"><text:p/></draw:line><draw:line draw:style-name="gr30" draw:text-style-name="P117" svg:x1="4.05cm" svg:y1="4.955cm" svg:x2="3.845cm" svg:y2="5.224cm"><text:p/></draw:line></draw:g><draw:line draw:style-name="gr30" draw:text-style-name="P117" svg:x1="0.122cm" svg:y1="4.764cm" svg:x2="2.545cm" svg:y2="6.094cm"><text:p/></draw:line><draw:line draw:style-name="gr30" draw:text-style-name="P117" svg:x1="3.885cm" svg:y1="5.692cm" svg:x2="2.542cm" svg:y2="6.096cm"><text:p/></draw:line><draw:line draw:style-name="gr30" draw:text-style-name="P117" svg:x1="3.886cm" svg:y1="5.69cm" svg:x2="4.211cm" svg:y2="5.113cm"><text:p/></draw:line><draw:line draw:style-name="gr30" draw:text-style-name="P117" svg:x1="1.2cm" svg:y1="7.425cm" svg:x2="3.855cm" svg:y2="6.658cm"><text:p/></draw:line><draw:line draw:style-name="gr30" draw:text-style-name="P117" svg:x1="4.522cm" svg:y1="5.425cm" svg:x2="3.855cm" svg:y2="6.659cm"><text:p/></draw:line><draw:line draw:style-name="gr30" draw:text-style-name="P117" svg:x1="3.864cm" svg:y1="8.53cm" svg:x2="5.183cm" svg:y2="6.129cm"><text:p/></draw:line></draw:g><text:span text:style-name="_5f_Caractères">Colorie la figure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23659276196571" text:continue-numbering="true" text:style-name="_5f_Numérotation_20_des_20_exercices">
        <text:list-item>
          <text:h text:style-name="P110" text:outline-level="1"><draw:g text:anchor-type="paragraph" draw:z-index="37" draw:name="Forme3" draw:style-name="gr1"><draw:custom-shape draw:name="Shape11" draw:style-name="gr58" draw:text-style-name="P135" svg:width="0.431cm" svg:height="0.41cm" svg:x="7.449cm" svg:y="4.81cm"><text:p/><draw:enhanced-geometry svg:viewBox="0 0 21600 21600" draw:type="rectangle" draw:enhanced-path="M 0 0 L 21600 0 21600 21600 0 21600 0 0 Z N"/></draw:custom-shape><draw:frame draw:style-name="gr59" draw:text-style-name="P137" svg:width="1.235cm" svg:height="0.983cm" svg:x="7.204cm" svg:y="4.538cm"><draw:text-box><text:p text:style-name="P136"><text:span text:style-name="T190">X</text:span></text:p></draw:text-box></draw:frame></draw:g><draw:g text:anchor-type="paragraph" draw:z-index="41" draw:name="Forme7" draw:style-name="gr1"><draw:custom-shape draw:name="Shape11" draw:style-name="gr58" draw:text-style-name="P135" svg:width="0.431cm" svg:height="0.41cm" svg:x="7.398cm" svg:y="16.901cm"><text:p/><draw:enhanced-geometry svg:viewBox="0 0 21600 21600" draw:type="rectangle" draw:enhanced-path="M 0 0 L 21600 0 21600 21600 0 21600 0 0 Z N"/></draw:custom-shape><draw:frame draw:style-name="gr59" draw:text-style-name="P137" svg:width="1.235cm" svg:height="0.983cm" svg:x="7.153cm" svg:y="16.628cm"><draw:text-box><text:p text:style-name="P136"><text:span text:style-name="T190">X</text:span></text:p></draw:text-box></draw:frame></draw:g><draw:g text:anchor-type="paragraph" draw:z-index="42" draw:name="Forme8" draw:style-name="gr1"><draw:custom-shape draw:name="Shape11" draw:style-name="gr58" draw:text-style-name="P135" svg:width="0.431cm" svg:height="0.41cm" svg:x="7.412cm" svg:y="11.338cm"><text:p/><draw:enhanced-geometry svg:viewBox="0 0 21600 21600" draw:type="rectangle" draw:enhanced-path="M 0 0 L 21600 0 21600 21600 0 21600 0 0 Z N"/></draw:custom-shape><draw:frame draw:style-name="gr59" draw:text-style-name="P137" svg:width="1.235cm" svg:height="0.983cm" svg:x="7.167cm" svg:y="11.065cm"><draw:text-box><text:p text:style-name="P136"><text:span text:style-name="T190">X</text:span></text:p></draw:text-box></draw:frame></draw:g><text:span text:style-name="_5f_Caractères">Trace des droites sur les figures suivantes pour dire si les points A, B, et C semblent alignés ou non. S’ils semblent alignés, coche la case.</text:span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2300060515648">
          <table:table-cell table:style-name="Table2.A1" office:value-type="string">
            <text:h text:style-name="_5f_Tableau_5f_Centré_5f_Gras" text:outline-level="1"><text:span text:style-name="_5f_Caractères">Figure</text:span></text:h>
          </table:table-cell>
          <table:table-cell table:style-name="Table2.B1" office:value-type="string">
            <text:h text:style-name="_5f_Tableau_5f_Centré_5f_Gras" text:outline-level="1"><text:span text:style-name="_5f_Caractères">Alignés ?</text:span></text:h>
          </table:table-cell>
        </table:table-row>
        <table:table-row table:style-name="TableLine2300060519184">
          <table:table-cell table:style-name="Table2.A2" office:value-type="string">
            <text:h text:style-name="_5f_Tableau_5f_Centré_5f_Gras" text:outline-level="1"><draw:g text:anchor-type="paragraph" draw:z-index="36" draw:name="Forme4" draw:style-name="gr67"><draw:g draw:name="Shape10_0" draw:style-name="gr3"><draw:g draw:style-name="gr3"><draw:g draw:style-name="gr3"><draw:line draw:style-name="gr61" draw:text-style-name="P138" svg:x1="0.637cm" svg:y1="3.039cm" svg:x2="0.82cm" svg:y2="3.232cm"><text:p/></draw:line><draw:line draw:style-name="gr61" draw:text-style-name="P138" svg:x1="0.808cm" svg:y1="3.039cm" svg:x2="0.623cm" svg:y2="3.232cm"><text:p/></draw:line></draw:g><draw:frame draw:style-name="gr68" draw:text-style-name="P113" svg:width="0.749cm" svg:height="0.689cm" svg:x="0.38cm" svg:y="2.35cm"><draw:text-box><text:p text:style-name="P112"><text:span text:style-name="T183">A</text:span></text:p></draw:text-box></draw:frame></draw:g><draw:g draw:style-name="gr3"><draw:g draw:style-name="gr3"><draw:line draw:style-name="gr61" draw:text-style-name="P138" svg:x1="3.578cm" svg:y1="2.086cm" svg:x2="3.761cm" svg:y2="2.278cm"><text:p/></draw:line><draw:line draw:style-name="gr61" draw:text-style-name="P138" svg:x1="3.75cm" svg:y1="2.086cm" svg:x2="3.565cm" svg:y2="2.278cm"><text:p/></draw:line></draw:g><draw:frame draw:style-name="gr69" draw:text-style-name="P113" svg:width="0.749cm" svg:height="0.685cm" svg:x="3.322cm" svg:y="1.401cm"><draw:text-box><text:p text:style-name="P112"><text:span text:style-name="T183">B</text:span></text:p></draw:text-box></draw:frame></draw:g><draw:g draw:style-name="gr3"><draw:g draw:style-name="gr3"><draw:line draw:style-name="gr61" draw:text-style-name="P138" svg:x1="6.465cm" svg:y1="1.091cm" svg:x2="6.648cm" svg:y2="1.283cm"><text:p/></draw:line><draw:line draw:style-name="gr61" draw:text-style-name="P138" svg:x1="6.641cm" svg:y1="1.091cm" svg:x2="6.456cm" svg:y2="1.283cm"><text:p/></draw:line></draw:g><draw:frame draw:style-name="gr70" draw:text-style-name="P113" svg:width="0.752cm" svg:height="0.685cm" svg:x="6.209cm" svg:y="0.406cm"><draw:text-box><text:p text:style-name="P112"><text:span text:style-name="T183">C</text:span></text:p></draw:text-box></draw:frame></draw:g></draw:g><draw:line draw:style-name="gr53" draw:text-style-name="P117" svg:x1="0.175cm" svg:y1="3.325cm" svg:x2="6.958cm" svg:y2="1.046cm"><text:p/></draw:line></draw:g><text:span text:style-name="_5f_Caractères"/></text:h>
          </table:table-cell>
          <table:table-cell table:style-name="Table2.B2" office:value-type="string">
            <text:h text:style-name="_5f_Tableau_5f_Centré" text:outline-level="1"><text:span text:style-name="_5f_Caractères"/></text:h>
          </table:table-cell>
        </table:table-row>
        <table:table-row table:style-name="TableLine2300060513472">
          <table:table-cell table:style-name="Table2.A2" office:value-type="string">
            <text:h text:style-name="_5f_Tableau_5f_Centré_5f_Gras" text:outline-level="1"><text:span text:style-name="_5f_Caractères"><draw:g text:anchor-type="as-char" draw:z-index="38" draw:name="Forme4" draw:style-name="gr60"><draw:g draw:name="Shape10_1" draw:style-name="gr3"><draw:g draw:style-name="gr3"><draw:g draw:style-name="gr3"><draw:line draw:style-name="gr61" draw:text-style-name="P138" svg:x1="0.603cm" svg:y1="0.757cm" svg:x2="0.792cm" svg:y2="0.956cm"><text:p/></draw:line><draw:line draw:style-name="gr61" draw:text-style-name="P138" svg:x1="0.783cm" svg:y1="0.757cm" svg:x2="0.592cm" svg:y2="0.956cm"><text:p/></draw:line></draw:g><draw:frame draw:style-name="gr64" draw:text-style-name="P113" svg:width="0.773cm" svg:height="0.712cm" svg:x="0.34cm" svg:y="0.049cm"><draw:text-box><text:p text:style-name="P112"><text:span text:style-name="T183">A</text:span></text:p></draw:text-box></draw:frame></draw:g><draw:g draw:style-name="gr3"><draw:g draw:style-name="gr3"><draw:line draw:style-name="gr61" draw:text-style-name="P138" svg:x1="3.626cm" svg:y1="0.707cm" svg:x2="3.815cm" svg:y2="0.905cm"><text:p/></draw:line><draw:line draw:style-name="gr61" draw:text-style-name="P138" svg:x1="3.806cm" svg:y1="0.707cm" svg:x2="3.615cm" svg:y2="0.905cm"><text:p/></draw:line></draw:g><draw:frame draw:style-name="gr63" draw:text-style-name="P113" svg:width="0.773cm" svg:height="0.706cm" svg:x="3.364cm" svg:y="0cm"><draw:text-box><text:p text:style-name="P112"><text:span text:style-name="T183">B</text:span></text:p></draw:text-box></draw:frame></draw:g><draw:g draw:style-name="gr3"><draw:g draw:style-name="gr3"><draw:line draw:style-name="gr61" draw:text-style-name="P138" svg:x1="6.676cm" svg:y1="1.607cm" svg:x2="6.865cm" svg:y2="1.805cm"><text:p/></draw:line><draw:line draw:style-name="gr61" draw:text-style-name="P138" svg:x1="6.856cm" svg:y1="1.607cm" svg:x2="6.665cm" svg:y2="1.805cm"><text:p/></draw:line></draw:g><draw:frame draw:style-name="gr63" draw:text-style-name="P113" svg:width="0.773cm" svg:height="0.706cm" svg:x="6.414cm" svg:y="0.9cm"><draw:text-box><text:p text:style-name="P112"><text:span text:style-name="T183">C</text:span></text:p></draw:text-box></draw:frame></draw:g></draw:g><draw:line draw:style-name="gr53" draw:text-style-name="P117" svg:x1="0cm" svg:y1="0.853cm" svg:x2="7.065cm" svg:y2="0.755cm"><text:p/></draw:line></draw:g></text:span></text:h>
          </table:table-cell>
          <table:table-cell table:style-name="Table2.B2" office:value-type="string">
            <text:h text:style-name="_5f_Tableau_5f_Centré" text:outline-level="1"><text:span text:style-name="_5f_Caractères"><draw:custom-shape text:anchor-type="as-char" draw:z-index="3" draw:name="Shape11_0" draw:style-name="gr75" draw:text-style-name="P142" svg:width="0.41cm" svg:height="0.41cm"><text:p/><draw:enhanced-geometry svg:viewBox="0 0 21600 21600" draw:type="rectangle" draw:enhanced-path="M 0 0 L 21600 0 21600 21600 0 21600 0 0 Z N"/></draw:custom-shape></text:span></text:h>
          </table:table-cell>
        </table:table-row>
        <table:table-row table:style-name="TableLine2300060520272">
          <table:table-cell table:style-name="Table2.A2" office:value-type="string">
            <text:h text:style-name="_5f_Tableau_5f_Centré_5f_Gras" text:outline-level="1"><text:span text:style-name="_5f_Caractères"><draw:g text:anchor-type="as-char" draw:z-index="40" draw:name="Forme5" draw:style-name="gr60"><draw:g draw:name="Shape10_1" draw:style-name="gr3"><draw:g draw:style-name="gr3"><draw:g draw:style-name="gr3"><draw:line draw:style-name="gr61" draw:text-style-name="P138" svg:x1="0.296cm" svg:y1="0.706cm" svg:x2="0.485cm" svg:y2="0.905cm"><text:p/></draw:line><draw:line draw:style-name="gr61" draw:text-style-name="P138" svg:x1="0.474cm" svg:y1="0.706cm" svg:x2="0.283cm" svg:y2="0.905cm"><text:p/></draw:line></draw:g><draw:frame draw:style-name="gr62" draw:text-style-name="P113" svg:width="0.773cm" svg:height="0.713cm" svg:x="0.032cm" svg:y="0cm"><draw:text-box><text:p text:style-name="P112"><text:span text:style-name="T183">A</text:span></text:p></draw:text-box></draw:frame></draw:g><draw:g draw:style-name="gr3"><draw:g draw:style-name="gr3"><draw:line draw:style-name="gr61" draw:text-style-name="P138" svg:x1="0.278cm" svg:y1="2.297cm" svg:x2="0.467cm" svg:y2="2.495cm"><text:p/></draw:line><draw:line draw:style-name="gr61" draw:text-style-name="P138" svg:x1="0.458cm" svg:y1="2.297cm" svg:x2="0.267cm" svg:y2="2.495cm"><text:p/></draw:line></draw:g><draw:frame draw:style-name="gr63" draw:text-style-name="P113" svg:width="0.773cm" svg:height="0.706cm" svg:x="0.016cm" svg:y="1.591cm"><draw:text-box><text:p text:style-name="P112"><text:span text:style-name="T183">C</text:span></text:p></draw:text-box></draw:frame></draw:g><draw:g draw:style-name="gr3"><draw:g draw:style-name="gr3"><draw:line draw:style-name="gr61" draw:text-style-name="P138" svg:x1="0.263cm" svg:y1="4.082cm" svg:x2="0.452cm" svg:y2="4.28cm"><text:p/></draw:line><draw:line draw:style-name="gr61" draw:text-style-name="P138" svg:x1="0.443cm" svg:y1="4.082cm" svg:x2="0.252cm" svg:y2="4.28cm"><text:p/></draw:line></draw:g><draw:frame draw:style-name="gr63" draw:text-style-name="P113" svg:width="0.773cm" svg:height="0.706cm" svg:x="0cm" svg:y="3.378cm"><draw:text-box><text:p text:style-name="P112"><text:span text:style-name="T183">B</text:span></text:p></draw:text-box></draw:frame></draw:g></draw:g><draw:line draw:style-name="gr53" draw:text-style-name="P117" svg:x1="0.345cm" svg:y1="5.665cm" svg:x2="0.397cm" svg:y2="0.579cm"><text:p/></draw:line></draw:g></text:span></text:h>
          </table:table-cell>
          <table:table-cell table:style-name="Table2.B2" office:value-type="string">
            <text:h text:style-name="_5f_Tableau_5f_Centré" text:outline-level="1"><text:span text:style-name="_5f_Caractères"/></text:h>
          </table:table-cell>
        </table:table-row>
        <table:table-row table:style-name="TableLine2300060508032">
          <table:table-cell table:style-name="Table2.A2" office:value-type="string">
            <text:h text:style-name="_5f_Tableau_5f_Centré_5f_Gras" text:outline-level="1"><text:span text:style-name="_5f_Caractères"><draw:g text:anchor-type="as-char" draw:z-index="39" draw:name="Forme6" draw:style-name="gr60"><draw:line draw:style-name="gr53" draw:text-style-name="P117" svg:x1="0.181cm" svg:y1="4.444cm" svg:x2="5.941cm" svg:y2="0.183cm"><text:p/></draw:line><draw:g draw:name="Shape10_3" draw:style-name="gr3"><draw:g draw:style-name="gr3"><draw:g draw:style-name="gr3"><draw:line draw:style-name="gr61" draw:text-style-name="P138" svg:x1="4.994cm" svg:y1="0.707cm" svg:x2="5.183cm" svg:y2="0.906cm"><text:p/></draw:line><draw:line draw:style-name="gr61" draw:text-style-name="P138" svg:x1="5.174cm" svg:y1="0.707cm" svg:x2="4.983cm" svg:y2="0.906cm"><text:p/></draw:line></draw:g><draw:frame draw:style-name="gr64" draw:text-style-name="P113" svg:width="0.773cm" svg:height="0.712cm" svg:x="4.731cm" svg:y="0.001cm"><draw:text-box><text:p text:style-name="P112"><text:span text:style-name="T183">B</text:span></text:p></draw:text-box></draw:frame></draw:g><draw:g draw:style-name="gr3"><draw:g draw:style-name="gr3"><draw:line draw:style-name="gr61" draw:text-style-name="P138" svg:x1="2.732cm" svg:y1="2.371cm" svg:x2="2.921cm" svg:y2="2.569cm"><text:p/></draw:line><draw:line draw:style-name="gr61" draw:text-style-name="P138" svg:x1="2.912cm" svg:y1="2.371cm" svg:x2="2.721cm" svg:y2="2.569cm"><text:p/></draw:line></draw:g><draw:frame draw:style-name="gr65" draw:text-style-name="P113" svg:width="0.775cm" svg:height="0.706cm" svg:x="2.469cm" svg:y="1.663cm"><draw:text-box><text:p text:style-name="P112"><text:span text:style-name="T183">A</text:span></text:p></draw:text-box></draw:frame></draw:g><draw:g draw:style-name="gr3"><draw:g draw:style-name="gr3"><draw:line draw:style-name="gr61" draw:text-style-name="P138" svg:x1="0.263cm" svg:y1="4.194cm" svg:x2="0.452cm" svg:y2="4.392cm"><text:p/></draw:line><draw:line draw:style-name="gr61" draw:text-style-name="P138" svg:x1="0.443cm" svg:y1="4.194cm" svg:x2="0.252cm" svg:y2="4.392cm"><text:p/></draw:line></draw:g><draw:frame draw:style-name="gr66" draw:text-style-name="P113" svg:width="0.773cm" svg:height="0.708cm" svg:x="0cm" svg:y="3.485cm"><draw:text-box><text:p text:style-name="P112"><text:span text:style-name="T183">C</text:span></text:p></draw:text-box></draw:frame></draw:g></draw:g></draw:g></text:span></text:h>
          </table:table-cell>
          <table:table-cell table:style-name="Table2.B2" office:value-type="string">
            <text:h text:style-name="_5f_Tableau_5f_Centré" text:outline-level="1"><text:span text:style-name="_5f_Caractères"/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Character_5f_20_5f_style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center" style:justify-single-word="false"/>
      <style:text-properties officeooo:paragraph-rsid="00c10aa6"/>
    </style:style>
    <style:style style:name="MP9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paragraph-properties fo:text-align="start" style:justify-single-word="false"/>
      <style:text-properties officeooo:paragraph-rsid="0289fb0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1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9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30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1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7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1" text:anchor-type="paragraph" svg:y="-0.06cm" draw:z-index="0"><draw:text-box fo:min-height="0.499cm" fo:min-width="3cm"><draw:frame draw:style-name="Mfr2" draw:name="Frame20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8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5"><draw:text-box fo:min-height="0.499cm" fo:min-width="7.096cm"><draw:frame draw:style-name="Mfr2" draw:name="Frame284" text:anchor-type="frame" svg:x="0.45cm" svg:y="0.079cm" svg:width="0.817cm" draw:z-index="6"><draw:text-box fo:min-height="0.355cm"><text:p text:style-name="MP2"><text:page-number text:select-page="current">226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draw:g text:anchor-type="paragraph" draw:z-index="349" draw:name="Shape4_1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6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4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5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2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Géométrie plane : points, droites <text:span text:style-name="MT1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3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0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1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8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9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6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17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4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5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12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13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3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4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5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6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8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9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41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0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5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2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43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7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348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6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1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4" draw:name="Shape7_8" draw:style-name="Mgr7" draw:text-style-name="MP18" svg:x1="9.042cm" svg:y1="0.36cm" svg:x2="20.461cm" svg:y2="0.36cm"><text:p/></draw:line><draw:path text:anchor-type="paragraph" draw:z-index="105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6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108" draw:name="Shape7_9" draw:style-name="Mgr7" draw:text-style-name="MP18" svg:x1="9.042cm" svg:y1="0.36cm" svg:x2="20.461cm" svg:y2="0.36cm"><text:p/></draw:line><draw:path text:anchor-type="paragraph" draw:z-index="109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10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7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3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00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01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1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2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3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9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40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1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3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44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5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46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7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48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9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51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2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53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4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6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7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8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9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61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62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3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5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6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7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68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9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8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79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0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1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3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5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4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6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7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9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91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0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2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3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5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7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8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9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0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2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203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4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5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6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7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8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9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2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3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4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9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30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1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2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9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0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1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3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44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5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46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7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8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9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0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2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53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4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5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7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8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9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0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61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2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4" draw:name="Shape3_27" draw:style-name="Mgr11" draw:text-style-name="MP18" svg:x1="10.308cm" svg:y1="0.388cm" svg:x2="20.496cm" svg:y2="0.36cm"><text:p/></draw:line><draw:path text:anchor-type="paragraph" draw:z-index="265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3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9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0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2" draw:name="Shape3_9" draw:style-name="Mgr11" draw:text-style-name="MP18" svg:x1="10.37cm" svg:y1="0.365cm" svg:x2="20.496cm" svg:y2="0.36cm"><text:p/></draw:line><draw:path text:anchor-type="paragraph" draw:z-index="273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5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76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4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7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8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80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82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1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3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4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6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8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7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9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0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2" draw:name="Shape3_14" draw:style-name="Mgr11" draw:text-style-name="MP18" svg:x1="12.876cm" svg:y1="0.392cm" svg:x2="20.496cm" svg:y2="0.36cm"><text:p/></draw:line><draw:path text:anchor-type="paragraph" draw:z-index="293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5" draw:name="Shape3_23" draw:style-name="Mgr11" draw:text-style-name="MP18" svg:x1="12.876cm" svg:y1="0.392cm" svg:x2="20.496cm" svg:y2="0.36cm"><text:p/></draw:line><draw:path text:anchor-type="paragraph" draw:z-index="296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4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7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8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300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301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2" draw:name="Shape3_21" draw:style-name="Mgr11" draw:text-style-name="MP18" svg:x1="15.337cm" svg:y1="0.36cm" svg:x2="20.496cm" svg:y2="0.36cm"><text:p/></draw:line><draw:path text:anchor-type="paragraph" draw:z-index="303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4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5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7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09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8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0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1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3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5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4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16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7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8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20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22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1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3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4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6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7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29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31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30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2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6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7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4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35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6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7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9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10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11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3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5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4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71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2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74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5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76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7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5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6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8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9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6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7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3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4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2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5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6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7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89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90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91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8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375877686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3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365664721855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4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81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82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">Géométrie plane</text:span> : <text:span text:style-name="MT138">D</text:span><text:span text:style-name="MT1">roites, </text:span><text:span text:style-name="MT139">demi-droites </text:span><text:span text:style-name="MT140">&amp; </text:span><text:span text:style-name="MT139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9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8">droites, </text:span><text:span text:style-name="MT14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80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1">DEMI-droites et segments</text:span></text:p></draw:text-box></draw:frame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43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45">assembler et décomposer</text:span></text:p></draw:text-box></draw:frame><draw:g text:anchor-type="paragraph" draw:z-index="137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8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1"><text:span text:style-name="MT146">Géométrie plane</text:span><text:span text:style-name="MT147"> : </text:span><text:span text:style-name="MT148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5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6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50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51">coder</text:span></text:p></draw:text-box></draw:frame><draw:g text:anchor-type="paragraph" draw:z-index="133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51">coder</text:span></text:p></draw:text-box></draw:frame><draw:g text:anchor-type="paragraph" draw:z-index="134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1"><text:span text:style-name="MT146">Géométrie plane</text:span><text:span text:style-name="MT147"> : </text:span><text:span text:style-name="MT148">Vocabulaire</text:span></text:p>
      </style:header>
      <style:header-left>
        <text:p text:style-name="MP91"><text:span text:style-name="MT146">Géométrie plane</text:span><text:span text:style-name="MT147"> : </text:span><text:span text:style-name="MT148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1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2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2"><text:span text:style-name="MT152">Constructions géométriques : </text:span><text:span text:style-name="MT153">Reproduire</text:span></text:p>
      </style:header>
      <style:header-left>
        <text:p text:style-name="MP9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9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70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7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8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7"><draw:line text:anchor-type="paragraph" draw:z-index="266" draw:name="Shape3_39" draw:style-name="Mgr11" draw:text-style-name="MP18" svg:x1="10.308cm" svg:y1="0.388cm" svg:x2="20.496cm" svg:y2="0.36cm"><text:p/></draw:line><draw:path text:anchor-type="paragraph" draw:z-index="267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8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6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7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63" draw:name="Shape9_1" draw:style-name="Mgr3" draw:text-style-name="MP18" svg:x1="11.559cm" svg:y1="0.36cm" svg:x2="20.5cm" svg:y2="0.36cm"><text:p/></draw:line><draw:frame text:anchor-type="paragraph" draw:z-index="64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65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6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2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1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9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60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2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7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8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6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4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5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2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53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50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1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69">Patrons</text:span></text:p>
      </style:header>
      <style:header-left>
        <text:p text:style-name="_5f_Header_20_G_20_page_20_paire_20__28_G_29_"><text:span text:style-name="MT15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0">patrons</text:span></text:p></draw:text-box></draw:frame><draw:g text:anchor-type="paragraph" draw:z-index="48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9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6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7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4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5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5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43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7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3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4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1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2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9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0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7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28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5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6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3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4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4"> : </text:span><text:span text:style-name="MT181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1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2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9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0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7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8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5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6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3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4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18" svg:x1="10.893cm" svg:y1="0.403cm" svg:x2="20.503cm" svg:y2="0.327cm"><text:p/></draw:line><draw:path text:anchor-type="char" draw:z-index="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9T12:36:22.791000000</dc:date>
    <meta:editing-duration>P1DT11H31M41S</meta:editing-duration>
    <meta:editing-cycles>155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755" meta:word-count="2817" meta:character-count="18430" meta:non-whitespace-character-count="15988"/>
    <meta:template xlink:type="simple" xlink:actuate="onRequest" xlink:title="lycee_v3" xlink:href="file:///C:/Users/Jean-Louis/AppData/Local/fichiers%20définitifs/Modele_cahier.ott" meta:date="2021-07-09T13:45:32.011278978"/>
  </office:meta>
</office:document-meta>
</file>